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" svg:font-family="FreeSans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11.69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5.54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5.64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8.77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4.09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4.17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13.357cm"/>
    </style:style>
    <style:style style:name="gr8" style:family="graphic" style:parent-style-name="standard">
      <style:graphic-properties svg:stroke-color="#000000" draw:fill-color="#ffffff" draw:textarea-horizontal-align="justify" draw:textarea-vertical-align="top" draw:auto-grow-height="false" fo:min-height="1.909cm" fo:min-width="4.318cm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1.909cm" fo:min-width="4.83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11.114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3.25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8.771cm"/>
    </style:style>
    <style:style style:name="gr13" style:family="graphic" style:parent-style-name="standard">
      <style:graphic-properties svg:stroke-color="#000000" draw:fill-color="#ffffff" draw:textarea-horizontal-align="justify" draw:textarea-vertical-align="top" draw:auto-grow-height="false" fo:min-height="1.909cm" fo:min-width="3.25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-color="#ffffff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use-window-font-color="true" fo:font-size="12pt" fo:language="id" fo:country="ID" style:letter-kerning="true" style:font-name-asian="FreeSans" style:font-size-asian="12pt" style:language-asian="hi" style:country-asian="IN" style:font-size-complex="12pt"/>
    </style:style>
    <style:style style:name="T2" style:family="text">
      <style:text-properties style:use-window-font-color="true" fo:font-size="12pt" fo:language="id" fo:country="ID" fo:font-style="italic" style:letter-kerning="true" style:font-name-asian="FreeSans" style:font-size-asian="12pt" style:language-asian="hi" style:country-asian="IN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custom-shape draw:style-name="gr1" draw:text-style-name="P2" draw:layer="layout" svg:width="12.192cm" svg:height="1.143cm" svg:x="0.873cm" svg:y="1.127cm">
            <text:p text:style-name="P1">Proble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6.048cm" svg:height="2.159cm" svg:x="0.881cm" svg:y="2.27cm">
            <text:p><text:span text:style-name="T1">Distro-distro berbasis </text:span></text:p>
            <text:p><text:span text:style-name="T1">linux kurang efisi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6.144cm" svg:height="2.159cm" svg:x="6.921cm" svg:y="2.27cm">
            <text:p><text:span text:style-name="T1">sistem operasi </text:span><text:span text:style-name="T2">open source</text:span></text:p>
            <text:p><text:span text:style-name="T1">Dikalangan mahasiswa</text:span></text:p>
            <text:p><text:span text:style-name="T1">kurang maskim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2" draw:layer="layout" svg:width="9.271cm" svg:height="1.143cm" svg:x="18.272cm" svg:y="1.254cm">
          <text:p text:style-name="P1">Opportun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.599cm" svg:height="2.159cm" svg:x="18.278cm" svg:y="2.397cm">
          <text:p text:style-name="P1"><text:span text:style-name="T3">Membuat distro yang</text:span></text:p>
          <text:p text:style-name="P1"><text:span text:style-name="T3"><text:s/></text:span><text:span text:style-name="T3">efisie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8" draw:id="id8" draw:layer="layout" svg:width="4.672cm" svg:height="2.159cm" svg:x="22.871cm" svg:y="2.397cm">
          <text:p text:style-name="P1"><text:span text:style-name="T3">Membuat sistem </text:span></text:p>
          <text:p text:style-name="P1"><text:span text:style-name="T3">operasi dengan</text:span></text:p>
          <text:p text:style-name="P1"><text:span text:style-name="T3">Kebutuhan mahasiswa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7" draw:id="id7">
          <draw:custom-shape draw:style-name="gr4" draw:text-style-name="P2" draw:layer="layout" svg:width="9.271cm" svg:height="1.143cm" svg:x="9.255cm" svg:y="5.153cm">
            <text:p text:style-name="P1">Approac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4.599cm" svg:height="2.159cm" svg:x="9.261cm" svg:y="6.296cm">
            <text:p text:style-name="P1"><text:span text:style-name="T3">Menginstall sistem </text:span></text:p>
            <text:p text:style-name="P1"><text:span text:style-name="T3">operasi berbasis linux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4.672cm" svg:height="2.159cm" svg:x="13.854cm" svg:y="6.296cm">
            <text:p text:style-name="P1"><text:span text:style-name="T3">Mengunakan aplikasi</text:span></text:p>
            <text:p text:style-name="P1"><text:span text:style-name="T3">berbasis</text:span></text:p>
            <text:p text:style-name="P1"><text:span text:style-name="T3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2" xml:id="id5" draw:id="id5" draw:layer="layout" svg:width="13.857cm" svg:height="1.143cm" svg:x="14.843cm" svg:y="9.89cm">
          <text:p text:style-name="P1">Software Develop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4.818cm" svg:height="2.159cm" svg:x="14.851cm" svg:y="11.033cm">
          <text:p text:style-name="P1"><text:span text:style-name="T3">Software specification </text:span></text:p>
          <text:p text:style-name="P1"><text:span text:style-name="T3">&amp; desain :</text:span></text:p>
          <text:p text:style-name="P1"><text:span text:style-name="T3">U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5.334cm" svg:height="2.159cm" svg:x="19.65cm" svg:y="11.033cm">
          <text:p text:style-name="P1"><text:span text:style-name="T3">Software contruction :</text:span></text:p>
          <text:p text:style-name="P1"><text:span text:style-name="T3">ubuntu customization ki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9.271cm" svg:height="1.143cm" svg:x="17.764cm" svg:y="14.208cm">
          <text:p text:style-name="P1">Software Measu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" draw:id="id1" draw:layer="layout" svg:width="4.599cm" svg:height="2.159cm" svg:x="17.77cm" svg:y="15.351cm">
          <text:p text:style-name="P1"><text:span text:style-name="T3">Graphic <text:s/>perbedaan</text:span><text:span text:style-name="T3"><text:line-break/></text:span><text:span text:style-name="T3">pretest dan protest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672cm" svg:height="2.159cm" svg:x="22.363cm" svg:y="15.351cm">
          <text:p text:style-name="P1"><text:span text:style-name="T3">Pengujian Statistik :</text:span><text:span text:style-name="T3"><text:line-break/></text:span><text:span text:style-name="T3">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3" draw:id="id3" draw:layer="layout" svg:width="11.614cm" svg:height="1.143cm" svg:x="0.689cm" svg:y="12.176cm">
          <text:p text:style-name="P1">Software Implemen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.599cm" svg:height="2.159cm" svg:x="0.662cm" svg:y="13.319cm">
          <text:p text:style-name="P1"><text:span text:style-name="T3">Kampus Universitas</text:span></text:p>
          <text:p text:style-name="P1"><text:span text:style-name="T3">Banten Jaya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759cm" svg:height="2.159cm" svg:x="4.888cm" svg:y="13.319cm">
          <text:p text:style-name="P1"><text:span text:style-name="T3">Pretest(Sebelum</text:span></text:p>
          <text:p text:style-name="P1"><text:span text:style-name="T3">Implementas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3.759cm" svg:height="2.159cm" svg:x="8.488cm" svg:y="13.319cm">
          <text:p text:style-name="P1"><text:span text:style-name="T3">Postest(Sesudah</text:span></text:p>
          <text:p text:style-name="P1"><text:span text:style-name="T3">Implementas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9.271cm" svg:height="1.143cm" svg:x="2.27cm" svg:y="16.875cm">
          <text:p text:style-name="P1"><text:span text:style-name="T4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9.271cm" svg:height="2.159cm" svg:x="2.27cm" svg:y="18.018cm">
          <text:p text:style-name="P1"><text:span text:style-name="T5">Sistem Operasi Linux berbasis mahasiswa</text:span></text:p>
          <text:p text:style-name="P1"><text:span text:style-name="T5">Yang Mengunakan aplikasi open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.75cm" svg:height="2.159cm" svg:x="24.95cm" svg:y="11.033cm">
          <text:p text:style-name="P1"><text:span text:style-name="T3">Software testing :</text:span></text:p>
          <text:p text:style-name="P1"><text:span text:style-name="T3">Whitebox </text:span></text:p>
          <text:p text:style-name="P1"><text:span text:style-name="T3">&amp; </text:span><text:span text:style-name="T3"><text:line-break/></text:span><text:span text:style-name="T3">Black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6" draw:layer="layout" draw:type="line" svg:x1="17.77cm" svg:y1="16.43cm" svg:x2="11.541cm" svg:y2="17.446cm" draw:start-shape="id1" draw:start-glue-point="3" draw:end-shape="id2" draw:end-glue-point="1" svg:d="M17770 16430l-6229 1016" svg:viewBox="0 0 6230 1017">
          <text:p/>
        </draw:connector>
        <draw:connector draw:style-name="gr14" draw:text-style-name="P6" draw:layer="layout" draw:type="line" svg:x1="12.303cm" svg:y1="12.747cm" svg:x2="17.764cm" svg:y2="14.779cm" draw:start-shape="id3" draw:start-glue-point="1" draw:end-shape="id4" draw:end-glue-point="3" svg:d="M12303 12747l5461 2032" svg:viewBox="0 0 5462 2033">
          <text:p/>
        </draw:connector>
        <draw:connector draw:style-name="gr14" draw:text-style-name="P6" draw:layer="layout" draw:type="line" svg:x1="14.843cm" svg:y1="10.461cm" svg:x2="6.496cm" svg:y2="12.176cm" draw:start-shape="id5" draw:start-glue-point="3" draw:end-shape="id3" draw:end-glue-point="0" svg:d="M14843 10461l-8347 1715" svg:viewBox="0 0 8348 1716">
          <text:p/>
        </draw:connector>
        <draw:connector draw:style-name="gr14" draw:text-style-name="P6" draw:layer="layout" svg:x1="13.065cm" svg:y1="2.778cm" svg:x2="13.89cm" svg:y2="5.153cm" draw:start-shape="id6" draw:start-glue-point="1" draw:end-shape="id7" draw:end-glue-point="0" svg:d="M13065 2778h825v2375" svg:viewBox="0 0 826 2376">
          <text:p/>
        </draw:connector>
        <draw:connector draw:style-name="gr14" draw:text-style-name="P6" draw:layer="layout" svg:x1="25.207cm" svg:y1="4.556cm" svg:x2="18.526cm" svg:y2="6.804cm" draw:start-shape="id8" draw:start-glue-point="2" draw:end-shape="id7" draw:end-glue-point="1" svg:d="M25207 4556v2248h-6681" svg:viewBox="0 0 6682 2249">
          <text:p/>
        </draw:connector>
        <draw:connector draw:style-name="gr14" draw:text-style-name="P6" draw:layer="layout" draw:type="line" svg:x1="13.89cm" svg:y1="8.455cm" svg:x2="21.771cm" svg:y2="9.89cm" draw:start-shape="id7" draw:start-glue-point="2" draw:end-shape="id5" draw:end-glue-point="0" svg:d="M13890 8455l7881 1435" svg:viewBox="0 0 7882 14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" svg:font-family="FreeSans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d" fo:country="ID" style:letter-kerning="true" style:font-name-asian="FreeSans" style:font-family-asian="FreeSans" style:font-pitch-asian="variable" style:font-size-asian="12pt" style:language-asian="hi" style:country-asian="IN"/>
    </style:style>
    <style:style style:name="halaman_20_bab" style:display-name="halaman bab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List_20_Paragraph1" style:display-name="List Paragraph1" style:family="graphic">
      <style:paragraph-properties fo:margin-left="2.24cm" fo:margin-right="0cm" fo:margin-top="0cm" fo:margin-bottom="0.623cm" fo:text-indent="0cm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n" style:country-asian="US"/>
    </style:style>
    <style:style style:name="sub_20_judul_20_A." style:display-name="sub judul A." style:family="graphic">
      <style:paragraph-properties fo:line-height="150%" fo:text-align="justify" style:text-autospace="none"/>
      <style:text-properties style:use-window-font-color="true" fo:language="id" fo:country="ID" fo:font-weight="bold" style:letter-kerning="true" style:font-name-asian="FreeSans" style:font-family-asian="FreeSans" style:font-pitch-asian="variable" style:font-size-asian="12pt" style:language-asian="hi" style:country-asian="IN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ub_20_judul_20_isi_20_A" style:display-name="sub judul isi A" style:family="graphic">
      <style:paragraph-properties fo:margin-left="1.058cm" fo:margin-right="0cm" fo:line-height="150%" fo:text-align="justify" fo:text-indent="0cm" style:text-autospace="none"/>
      <style:text-properties style:use-window-font-color="true" fo:language="id" fo:country="ID" style:letter-kerning="true" style:font-name-asian="FreeSans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05:33:23.995365294</meta:creation-date>
    <dc:date>2018-07-21T09:14:18.356780172</dc:date>
    <meta:editing-duration>PT1H4M29S</meta:editing-duration>
    <meta:editing-cycles>6</meta:editing-cycles>
    <meta:generator>LibreOffice/6.0.5.2$Linux_X86_64 LibreOffice_project/54c8cbb85f300ac59db32fe8a675ff7683cd5a16</meta:generator>
    <meta:document-statistic meta:object-count="30"/>
  </office:meta>
</office:document-meta>
</file>